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50f8" officeooo:paragraph-rsid="000350f8"/>
    </style:style>
    <style:style style:name="P2" style:family="paragraph" style:parent-style-name="Standard">
      <style:text-properties officeooo:rsid="000350f8" officeooo:paragraph-rsid="00048c06"/>
    </style:style>
    <style:style style:name="T1" style:family="text">
      <style:text-properties officeooo:rsid="00048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4PhysicsTable</text:p>
      <text:p text:style-name="P1"/>
      <text:p text:style-name="P2">takes in the cross-section data from the data files, creates <text:span text:style-name="T1">a </text:span>G4PhysicsVector object <text:span text:style-name="T1">from each data file by <text:s/>passing the file name to the </text:span>G4PhysicsVector <text:span text:style-name="T1">constructor</text:span> and then stores the G4PhysicsVector objects in G4PhysCollection. Has functions to take in the CS data files, store them in different files and access the <text:s/>G4PhysicsVec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8-07T14:32:39.105114756</meta:creation-date>
    <dc:date>2014-08-07T14:42:56.275854231</dc:date>
    <dc:creator>Wesley Ford</dc:creator>
    <meta:editing-duration>P0D</meta:editing-duration>
    <meta:editing-cycles>1</meta:editing-cycles>
    <meta:generator>LibreOffice/4.2.5.2$Linux_X86_64 LibreOffice_project/420$Build-2</meta:generator>
    <meta:document-statistic meta:table-count="0" meta:image-count="0" meta:object-count="0" meta:page-count="1" meta:paragraph-count="2" meta:word-count="53" meta:character-count="353" meta:non-whitespace-character-count="300"/>
  </office:meta>
</office:document-meta>
</file>